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Corsiva" svg:font-family="Corsiva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 fo:font-weight="bold" style:font-weight-asian="bold" style:font-weight-complex="bold"/>
    </style:style>
    <style:style style:name="T2_2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 fo:font-weight="bold" style:font-weight-asian="bold" style:font-weight-complex="bold"/>
    </style:style>
    <style:style style:name="T2_3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 fo:font-weight="bold" style:font-weight-asian="bold" style:font-weight-complex="bold"/>
    </style:style>
    <style:style style:name="T2_4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 fo:font-weight="bold" style:font-weight-asian="bold" style:font-weight-complex="bold"/>
    </style:style>
    <style:style style:name="T2_5" style:family="text"/>
    <style:style style:name="T2_6" style:family="text">
      <style:text-properties style:font-name="Corsiva" fo:font-size="14pt" style:font-name-asian="Corsiva" style:font-size-asian="14pt" style:font-name-complex="Corsiva" style:font-size-complex="14pt"/>
    </style:style>
    <style:style style:name="T2_7" style:family="text">
      <style:text-properties style:font-name="Corsiva" fo:font-size="14pt" style:font-name-asian="Corsiva" style:font-size-asian="14pt" style:font-name-complex="Corsiva" style:font-size-complex="14pt"/>
    </style:style>
    <style:style style:name="T2_8" style:family="text">
      <style:text-properties style:font-name="Corsiva" fo:font-size="14pt" style:font-name-asian="Corsiva" style:font-size-asian="14pt" style:font-name-complex="Corsiva" style:font-size-complex="14pt"/>
    </style:style>
    <style:style style:name="T2_9" style:family="text">
      <style:text-properties style:font-name="Corsiva" fo:font-size="14pt" style:font-name-asian="Corsiva" style:font-size-asian="14pt" style:font-name-complex="Corsiva" style:font-size-complex="14pt"/>
    </style:style>
    <style:style style:name="T2_10" style:family="text">
      <style:text-properties style:font-name="Corsiva" fo:font-size="14pt" style:font-name-asian="Corsiva" style:font-size-asian="14pt" style:font-name-complex="Corsiva" style:font-size-complex="14pt"/>
    </style:style>
    <style:style style:name="T2_11" style:family="text">
      <style:text-properties style:font-name="Corsiva" fo:font-size="14pt" style:font-name-asian="Corsiva" style:font-size-asian="14pt" style:font-name-complex="Corsiva" style:font-size-complex="14pt"/>
    </style:style>
    <style:style style:name="T2_12" style:family="text">
      <style:text-properties style:font-name="Corsiva" fo:font-size="14pt" style:font-name-asian="Corsiva" style:font-size-asian="14pt" style:font-name-complex="Corsiva" style:font-size-complex="14pt"/>
    </style:style>
    <style:style style:name="T2_13" style:family="text">
      <style:text-properties style:font-name="Corsiva" fo:font-size="14pt" style:font-name-asian="Corsiva" style:font-size-asian="14pt" style:font-name-complex="Corsiva" style:font-size-complex="14pt"/>
    </style:style>
    <style:style style:name="T2_14" style:family="text">
      <style:text-properties style:font-name="Corsiva" fo:font-size="14pt" style:font-name-asian="Corsiva" style:font-size-asian="14pt" style:font-name-complex="Corsiva" style:font-size-complex="14pt"/>
    </style:style>
    <style:style style:name="T2_15" style:family="text">
      <style:text-properties style:font-name="Corsiva" fo:font-size="14pt" style:font-name-asian="Corsiva" style:font-size-asian="14pt" style:font-name-complex="Corsiva" style:font-size-complex="14pt"/>
    </style:style>
    <style:style style:name="T2_16" style:family="text">
      <style:text-properties style:font-name="Corsiva" fo:font-size="14pt" style:font-name-asian="Corsiva" style:font-size-asian="14pt" style:font-name-complex="Corsiva" style:font-size-complex="14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 fo:font-weight="bold" style:font-weight-asian="bold" style:font-weight-complex="bold"/>
    </style:style>
    <style:style style:name="T3_2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 fo:font-weight="bold" style:font-weight-asian="bold" style:font-weight-complex="bold"/>
    </style:style>
    <style:style style:name="T3_3" style:family="text"/>
    <style:style style:name="T3_4" style:family="text">
      <style:text-properties style:font-name="Corsiva" fo:font-size="14pt" style:font-name-asian="Corsiva" style:font-size-asian="14pt" style:font-name-complex="Corsiva" style:font-size-complex="14pt"/>
    </style:style>
    <style:style style:name="T3_5" style:family="text">
      <style:text-properties style:font-name="Corsiva" fo:font-size="14pt" style:font-name-asian="Corsiva" style:font-size-asian="14pt" style:font-name-complex="Corsiva" style:font-size-complex="14pt"/>
    </style:style>
    <style:style style:name="T3_6" style:family="text">
      <style:text-properties style:font-name="Corsiva" fo:font-size="14pt" style:font-name-asian="Corsiva" style:font-size-asian="14pt" style:font-name-complex="Corsiva" style:font-size-complex="14pt"/>
    </style:style>
    <style:style style:name="T3_7" style:family="text">
      <style:text-properties style:font-name="Corsiva" fo:font-size="14pt" style:font-name-asian="Corsiva" style:font-size-asian="14pt" style:font-name-complex="Corsiva" style:font-size-complex="14pt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 fo:font-weight="bold" style:font-weight-asian="bold" style:font-weight-complex="bold"/>
    </style:style>
    <style:style style:name="T4_2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 fo:font-weight="bold" style:font-weight-asian="bold" style:font-weight-complex="bold"/>
    </style:style>
    <style:style style:name="T4_3" style:family="text"/>
    <style:style style:name="T4_4" style:family="text">
      <style:text-properties style:font-name="Corsiva" fo:font-size="14pt" style:font-name-asian="Corsiva" style:font-size-asian="14pt" style:font-name-complex="Corsiva" style:font-size-complex="14pt"/>
    </style:style>
    <style:style style:name="T4_5" style:family="text">
      <style:text-properties style:font-name="Corsiva" fo:font-size="14pt" style:font-name-asian="Corsiva" style:font-size-asian="14pt" style:font-name-complex="Corsiva" style:font-size-complex="14pt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 fo:font-weight="bold" style:font-weight-asian="bold" style:font-weight-complex="bold"/>
    </style:style>
    <style:style style:name="T5_2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style:font-name="Corsiva" fo:font-size="12pt" style:font-name-asian="Corsiva" style:font-size-asian="12pt" style:font-name-complex="Corsiva" style:font-size-complex="12pt"/>
    </style:style>
    <style:style style:name="T6_2" style:family="text">
      <style:text-properties style:font-name="Corsiva" fo:font-size="12pt" style:font-name-asian="Corsiva" style:font-size-asian="12pt" style:font-name-complex="Corsiva" style:font-size-complex="12pt" fo:font-weight="bold" style:font-weight-asian="bold" style:font-weight-complex="bold"/>
    </style:style>
    <style:style style:name="T6_3" style:family="text">
      <style:text-properties style:font-name="Corsiva" fo:font-size="12pt" style:font-name-asian="Corsiva" style:font-size-asian="12pt" style:font-name-complex="Corsiva" style:font-size-complex="12pt" fo:font-weight="bold" style:font-weight-asian="bold" style:font-weight-complex="bold"/>
    </style:style>
    <style:style style:name="T6_4" style:family="text">
      <style:text-properties style:font-name="Corsiva" fo:font-size="12pt" style:font-name-asian="Corsiva" style:font-size-asian="12pt" style:font-name-complex="Corsiva" style:font-size-complex="12pt" fo:font-weight="bold" style:font-weight-asian="bold" style:font-weight-complex="bold"/>
    </style:style>
    <style:style style:name="T6_5" style:family="text">
      <style:text-properties style:font-name="Corsiva" fo:font-size="12pt" style:font-name-asian="Corsiva" style:font-size-asian="12pt" style:font-name-complex="Corsiva" style:font-size-complex="12pt" fo:font-weight="bold" style:font-weight-asian="bold" style:font-weight-complex="bold"/>
    </style:style>
    <style:style style:name="T6_6" style:family="text">
      <style:text-properties style:font-name="Corsiva" fo:font-size="12pt" style:font-name-asian="Corsiva" style:font-size-asian="12pt" style:font-name-complex="Corsiva" style:font-size-complex="12pt" fo:font-weight="bold" style:font-weight-asian="bold" style:font-weight-complex="bold"/>
    </style:style>
    <style:style style:name="T6_7" style:family="text">
      <style:text-properties style:font-name="Corsiva" fo:font-size="12pt" style:font-name-asian="Corsiva" style:font-size-asian="12pt" style:font-name-complex="Corsiva" style:font-size-complex="12pt" fo:font-weight="bold" style:font-weight-asian="bold" style:font-weight-complex="bold"/>
    </style:style>
    <style:style style:name="T6_8" style:family="text">
      <style:text-properties style:font-name="Corsiva" fo:font-size="12pt" style:font-name-asian="Corsiva" style:font-size-asian="12pt" style:font-name-complex="Corsiva" style:font-size-complex="12pt" fo:font-weight="bold" style:font-weight-asian="bold" style:font-weight-complex="bold"/>
    </style:style>
    <style:style style:name="T6_9" style:family="text">
      <style:text-properties style:font-name="Corsiva" fo:font-size="12pt" style:font-name-asian="Corsiva" style:font-size-asian="12pt" style:font-name-complex="Corsiva" style:font-size-complex="12pt" fo:font-weight="bold" style:font-weight-asian="bold" style:font-weight-complex="bold"/>
    </style:style>
    <style:style style:name="T6_10" style:family="text">
      <style:text-properties style:font-name="Corsiva" fo:font-size="12pt" style:font-name-asian="Corsiva" style:font-size-asian="12pt" style:font-name-complex="Corsiva" style:font-size-complex="12pt" fo:font-weight="bold" style:font-weight-asian="bold" style:font-weight-complex="bold"/>
    </style:style>
    <style:style style:name="T6_11" style:family="text">
      <style:text-properties style:font-name="Corsiva" fo:font-size="12pt" style:font-name-asian="Corsiva" style:font-size-asian="12pt" style:font-name-complex="Corsiva" style:font-size-complex="12pt" fo:font-weight="bold" style:font-weight-asian="bold" style:font-weight-complex="bold"/>
    </style:style>
    <style:style style:name="T6_12" style:family="text">
      <style:text-properties style:font-name="Corsiva" fo:font-size="12pt" style:font-name-asian="Corsiva" style:font-size-asian="12pt" style:font-name-complex="Corsiva" style:font-size-complex="12pt" fo:font-weight="bold" style:font-weight-asian="bold" style:font-weight-complex="bold"/>
    </style:style>
    <style:style style:name="T6_13" style:family="text">
      <style:text-properties style:font-name="Corsiva" fo:font-size="12pt" style:font-name-asian="Corsiva" style:font-size-asian="12pt" style:font-name-complex="Corsiva" style:font-size-complex="12pt" fo:font-weight="bold" style:font-weight-asian="bold" style:font-weight-complex="bold"/>
    </style:style>
    <style:style style:name="T6_14" style:family="text">
      <style:text-properties style:font-name="Corsiva" fo:font-size="12pt" style:font-name-asian="Corsiva" style:font-size-asian="12pt" style:font-name-complex="Corsiva" style:font-size-complex="12pt" fo:font-weight="bold" style:font-weight-asian="bold" style:font-weight-complex="bold"/>
    </style:style>
    <style:style style:name="T6_15" style:family="text">
      <style:text-properties style:font-name="Corsiva" fo:font-size="12pt" style:font-name-asian="Corsiva" style:font-size-asian="12pt" style:font-name-complex="Corsiva" style:font-size-complex="12pt" fo:font-weight="bold" style:font-weight-asian="bold" style:font-weight-complex="bold"/>
    </style:style>
    <style:style style:name="T6_16" style:family="text">
      <style:text-properties style:font-name="Corsiva" fo:font-size="12pt" style:font-name-asian="Corsiva" style:font-size-asian="12pt" style:font-name-complex="Corsiva" style:font-size-complex="12pt" fo:font-weight="bold" style:font-weight-asian="bold" style:font-weight-complex="bold"/>
    </style:style>
    <style:style style:name="T6_17" style:family="text">
      <style:text-properties style:font-name="Corsiva" fo:font-size="12pt" style:font-name-asian="Corsiva" style:font-size-asian="12pt" style:font-name-complex="Corsiva" style:font-size-complex="12pt" fo:font-weight="bold" style:font-weight-asian="bold" style:font-weight-complex="bold"/>
    </style:style>
    <style:style style:name="T6_18" style:family="text">
      <style:text-properties style:font-name="Corsiva" fo:font-size="12pt" style:font-name-asian="Corsiva" style:font-size-asian="12pt" style:font-name-complex="Corsiva" style:font-size-complex="12pt" fo:font-weight="bold" style:font-weight-asian="bold" style:font-weight-complex="bold"/>
    </style:style>
    <style:style style:name="T6_19" style:family="text">
      <style:text-properties style:font-name="Corsiva" fo:font-size="12pt" style:font-name-asian="Corsiva" style:font-size-asian="12pt" style:font-name-complex="Corsiva" style:font-size-complex="12pt" fo:font-weight="bold" style:font-weight-asian="bold" style:font-weight-complex="bold"/>
    </style:style>
    <style:style style:name="T6_20" style:family="text">
      <style:text-properties style:font-name="Corsiva" fo:font-size="12pt" style:font-name-asian="Corsiva" style:font-size-asian="12pt" style:font-name-complex="Corsiva" style:font-size-complex="12pt" fo:font-weight="bold" style:font-weight-asian="bold" style:font-weight-complex="bold"/>
    </style:style>
    <style:style style:name="T6_21" style:family="text">
      <style:text-properties style:font-name="Corsiva" fo:font-size="12pt" style:font-name-asian="Corsiva" style:font-size-asian="12pt" style:font-name-complex="Corsiva" style:font-size-complex="12pt" fo:font-weight="bold" style:font-weight-asian="bold" style:font-weight-complex="bold"/>
    </style:style>
    <style:style style:name="T6_22" style:family="text">
      <style:text-properties style:font-name="Corsiva" fo:font-size="12pt" style:font-name-asian="Corsiva" style:font-size-asian="12pt" style:font-name-complex="Corsiva" style:font-size-complex="12pt" fo:font-weight="bold" style:font-weight-asian="bold" style:font-weight-complex="bold"/>
    </style:style>
    <style:style style:name="T6_23" style:family="text">
      <style:text-properties style:font-name="Corsiva" fo:font-size="12pt" style:font-name-asian="Corsiva" style:font-size-asian="12pt" style:font-name-complex="Corsiva" style:font-size-complex="12pt" fo:font-weight="bold" style:font-weight-asian="bold" style:font-weight-complex="bold"/>
    </style:style>
    <style:style style:name="T6_24" style:family="text">
      <style:text-properties style:font-name="Corsiva" fo:font-size="12pt" style:font-name-asian="Corsiva" style:font-size-asian="12pt" style:font-name-complex="Corsiva" style:font-size-complex="12pt" fo:font-weight="bold" style:font-weight-asian="bold" style:font-weight-complex="bold"/>
    </style:style>
    <style:style style:name="T6_25" style:family="text">
      <style:text-properties style:font-name="Corsiva" fo:font-size="12pt" style:font-name-asian="Corsiva" style:font-size-asian="12pt" style:font-name-complex="Corsiva" style:font-size-complex="12pt"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7_2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7_3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7_4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7_5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7_6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7_7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7_8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7_9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7_10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7_11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8_2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8_3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8_4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8_5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8_6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8_7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8_8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8_9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8_10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8_11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8_12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8_13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8_14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8_15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8_16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8_17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8_18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8_19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8_20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8_21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9_2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9_3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9_4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9_5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9_6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9_7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P10" style:family="paragraph" style:parent-style-name="Standard">
      <style:paragraph-properties fo:break-before="auto" fo:line-height="115%" fo:margin-top="0cm" fo:margin-bottom="0cm" style:writing-mode="lr-tb"/>
    </style:style>
    <style:style style:name="T10_1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10_2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10_3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10_4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10_5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10_6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10_7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10_8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10_9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10_10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10_11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10_12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10_13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10_14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10_15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10_16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10_17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10_18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10_19" style:family="text"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Table1" style:family="table">
      <style:table-properties table:align="left" style:width="16.249cm" fo:margin-left="-0.19cm"/>
    </style:style>
    <style:style style:name="Column1" style:family="table-column">
      <style:table-column-properties style:column-width="10.192cm"/>
    </style:style>
    <style:style style:name="Column2" style:family="table-column">
      <style:table-column-properties style:column-width="6.057cm"/>
    </style:style>
    <style:style style:name="Row1" style:family="table-row"/>
    <style:style style:name="Cell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1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11_13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Cell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Corsiva" fo:font-size="12pt" style:font-name-asian="Corsiva" style:font-size-asian="12pt" style:font-name-complex="Corsiva" style:font-size-complex="12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Corsiva" fo:font-size="12pt" style:font-name-asian="Corsiva" style:font-size-asian="12pt" style:font-name-complex="Corsiva" style:font-size-complex="12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Cell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Corsiva" fo:font-size="12pt" style:font-name-asian="Corsiva" style:font-size-asian="12pt" style:font-name-complex="Corsiva" style:font-size-complex="12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Corsiva" fo:font-size="12pt" style:font-name-asian="Corsiva" style:font-size-asian="12pt" style:font-name-complex="Corsiva" style:font-size-complex="12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Cell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Corsiva" fo:font-size="12pt" style:font-name-asian="Corsiva" style:font-size-asian="12pt" style:font-name-complex="Corsiva" style:font-size-complex="12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Corsiva" fo:font-size="12pt" style:font-name-asian="Corsiva" style:font-size-asian="12pt" style:font-name-complex="Corsiva" style:font-size-complex="12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Cell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Corsiva" fo:font-size="12pt" style:font-name-asian="Corsiva" style:font-size-asian="12pt" style:font-name-complex="Corsiva" style:font-size-complex="12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Corsiva" fo:font-size="12pt" style:font-name-asian="Corsiva" style:font-size-asian="12pt" style:font-name-complex="Corsiva" style:font-size-complex="12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Corsiva" fo:font-size="12pt" style:font-name-asian="Corsiva" style:font-size-asian="12pt" style:font-name-complex="Corsiva" style:font-size-complex="12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Corsiva" fo:font-size="12pt" style:font-name-asian="Corsiva" style:font-size-asian="12pt" style:font-name-complex="Corsiva" style:font-size-complex="12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Corsiva" fo:font-size="12pt" style:font-name-asian="Corsiva" style:font-size-asian="12pt" style:font-name-complex="Corsiva" style:font-size-complex="12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Corsiva" fo:font-size="12pt" style:font-name-asian="Corsiva" style:font-size-asian="12pt" style:font-name-complex="Corsiva" style:font-size-complex="12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Corsiva" fo:font-size="14pt" style:font-name-asian="Corsiva" style:font-size-asian="14pt" style:font-name-complex="Corsiva" style:font-size-complex="14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Corsiva" fo:font-size="12pt" style:font-name-asian="Corsiva" style:font-size-asian="12pt" style:font-name-complex="Corsiva" style:font-size-complex="12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Corsiva" fo:font-size="12pt" style:font-name-asian="Corsiva" style:font-size-asian="12pt" style:font-name-complex="Corsiva" style:font-size-complex="12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 fo:font-weight="bold" style:font-weight-asian="bold" style:font-weight-complex="bold"/>
    </style:style>
    <style:style style:name="T26_2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 fo:font-weight="bold" style:font-weight-asian="bold" style:font-weight-complex="bold"/>
    </style:style>
    <style:style style:name="T26_3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 fo:font-weight="bold" style:font-weight-asian="bold" style:font-weight-complex="bold"/>
    </style:style>
    <style:style style:name="T26_4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 fo:font-weight="bold" style:font-weight-asian="bold" style:font-weight-complex="bold"/>
    </style:style>
    <style:style style:name="T26_5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 fo:font-weight="bold" style:font-weight-asian="bold" style:font-weight-complex="bold"/>
    </style:style>
    <style:style style:name="T26_6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 fo:font-weight="bold" style:font-weight-asian="bold" style:font-weight-complex="bold"/>
    </style:style>
    <style:style style:name="T26_7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 fo:font-weight="bold" style:font-weight-asian="bold" style:font-weight-complex="bold"/>
    </style:style>
    <style:style style:name="T26_8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 fo:font-weight="bold" style:font-weight-asian="bold" style:font-weight-complex="bold"/>
    </style:style>
    <style:style style:name="T26_9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 fo:font-weight="bold" style:font-weight-asian="bold" style:font-weight-complex="bold"/>
    </style:style>
    <style:style style:name="T26_10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 fo:font-weight="bold" style:font-weight-asian="bold" style:font-weight-complex="bold"/>
    </style:style>
    <style:style style:name="P27" style:family="paragraph" style:parent-style-name="Standard">
      <style:paragraph-properties fo:break-before="auto" fo:line-height="115%" style:writing-mode="lr-tb"/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 fo:font-weight="bold" style:font-weight-asian="bold" style:font-weight-complex="bold"/>
    </style:style>
    <style:style style:name="T28_2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 fo:font-weight="bold" style:font-weight-asian="bold" style:font-weight-complex="bold"/>
    </style:style>
    <style:style style:name="T28_3" style:family="text">
      <style:text-properties style:font-name="Corsiva" fo:font-size="14pt" style:font-name-asian="Corsiva" style:font-size-asian="14pt" style:font-name-complex="Corsiva" style:font-size-complex="14pt"/>
    </style:style>
    <style:style style:name="T28_4" style:family="text">
      <style:text-properties style:font-name="Corsiva" fo:font-size="14pt" style:font-name-asian="Corsiva" style:font-size-asian="14pt" style:font-name-complex="Corsiva" style:font-size-complex="14pt"/>
    </style:style>
    <style:style style:name="T28_5" style:family="text">
      <style:text-properties style:font-name="Corsiva" fo:font-size="14pt" style:font-name-asian="Corsiva" style:font-size-asian="14pt" style:font-name-complex="Corsiva" style:font-size-complex="14pt"/>
    </style:style>
    <style:style style:name="T28_6" style:family="text">
      <style:text-properties style:font-name="Corsiva" fo:font-size="14pt" style:font-name-asian="Corsiva" style:font-size-asian="14pt" style:font-name-complex="Corsiva" style:font-size-complex="14pt"/>
    </style:style>
    <style:style style:name="T28_7" style:family="text">
      <style:text-properties style:font-name="Corsiva" fo:font-size="14pt" style:font-name-asian="Corsiva" style:font-size-asian="14pt" style:font-name-complex="Corsiva" style:font-size-complex="14pt"/>
    </style:style>
    <style:style style:name="T28_8" style:family="text">
      <style:text-properties style:font-name="Corsiva" fo:font-size="14pt" style:font-name-asian="Corsiva" style:font-size-asian="14pt" style:font-name-complex="Corsiva" style:font-size-complex="14pt"/>
    </style:style>
    <style:style style:name="T28_9" style:family="text">
      <style:text-properties style:font-name="Corsiva" fo:font-size="14pt" style:font-name-asian="Corsiva" style:font-size-asian="14pt" style:font-name-complex="Corsiva" style:font-size-complex="14pt"/>
    </style:style>
    <style:style style:name="T28_10" style:family="text">
      <style:text-properties style:font-name="Corsiva" fo:font-size="14pt" style:font-name-asian="Corsiva" style:font-size-asian="14pt" style:font-name-complex="Corsiva" style:font-size-complex="14pt"/>
    </style:style>
    <style:style style:name="T28_11" style:family="text">
      <style:text-properties style:font-name="Corsiva" fo:font-size="14pt" style:font-name-asian="Corsiva" style:font-size-asian="14pt" style:font-name-complex="Corsiva" style:font-size-complex="14pt"/>
    </style:style>
    <style:style style:name="T28_12" style:family="text">
      <style:text-properties style:font-name="Corsiva" fo:font-size="14pt" style:font-name-asian="Corsiva" style:font-size-asian="14pt" style:font-name-complex="Corsiva" style:font-size-complex="14pt"/>
    </style:style>
    <style:style style:name="T28_13" style:family="text">
      <style:text-properties style:font-name="Corsiva" fo:font-size="14pt" style:font-name-asian="Corsiva" style:font-size-asian="14pt" style:font-name-complex="Corsiva" style:font-size-complex="14pt"/>
    </style:style>
    <style:style style:name="T28_14" style:family="text">
      <style:text-properties style:font-name="Corsiva" fo:font-size="14pt" style:font-name-asian="Corsiva" style:font-size-asian="14pt" style:font-name-complex="Corsiva" style:font-size-complex="14pt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 fo:font-weight="bold" style:font-weight-asian="bold" style:font-weight-complex="bold"/>
    </style:style>
    <style:style style:name="T29_2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 fo:font-weight="bold" style:font-weight-asian="bold" style:font-weight-complex="bold"/>
    </style:style>
    <style:style style:name="T29_3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 fo:font-weight="bold" style:font-weight-asian="bold" style:font-weight-complex="bold"/>
    </style:style>
    <style:style style:name="T29_4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 fo:font-weight="bold" style:font-weight-asian="bold" style:font-weight-complex="bold"/>
    </style:style>
    <style:style style:name="T29_5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 fo:font-weight="bold" style:font-weight-asian="bold" style:font-weight-complex="bold"/>
    </style:style>
    <style:style style:name="T29_6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 fo:font-weight="bold" style:font-weight-asian="bold" style:font-weight-complex="bold"/>
    </style:style>
    <style:style style:name="T29_7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 fo:font-weight="bold" style:font-weight-asian="bold" style:font-weight-complex="bold"/>
    </style:style>
    <style:style style:name="T29_8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 fo:font-weight="bold" style:font-weight-asian="bold" style:font-weight-complex="bold"/>
    </style:style>
    <style:style style:name="T29_9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29_10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29_11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29_12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29_13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29_14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29_15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29_16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29_17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29_18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29_19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29_20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29_21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29_22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0_2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0_3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0_4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0_5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0_6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0_7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0_8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0_9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0_10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0_11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0_12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0_13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0_14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0_15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0_16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0_17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1_2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1_3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1_4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1_5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1_6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1_7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1_8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1_9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1_10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1_11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1_12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1_13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1_14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1_15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1_16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1_17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1_18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1_19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1_20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1_21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 fo:font-weight="bold" style:font-weight-asian="bold" style:font-weight-complex="bold"/>
    </style:style>
    <style:style style:name="T32_2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 fo:font-weight="bold" style:font-weight-asian="bold" style:font-weight-complex="bold"/>
    </style:style>
    <style:style style:name="T32_3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 fo:font-weight="bold" style:font-weight-asian="bold" style:font-weight-complex="bold"/>
    </style:style>
    <style:style style:name="T32_4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 fo:font-weight="bold" style:font-weight-asian="bold" style:font-weight-complex="bold"/>
    </style:style>
    <style:style style:name="T32_5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2_6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2_7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2_8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2_9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2_10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2_11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2_12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2_13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2_14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2_15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2_16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2_17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T32_18" style:family="text">
      <style:text-properties fo:font-style="italic" style:font-style-asian="italic" style:font-style-complex="italic" style:font-name="Corsiva" fo:font-size="14pt" style:font-name-asian="Corsiva" style:font-size-asian="14pt" style:font-name-complex="Corsiva" style:font-size-complex="14pt"/>
    </style:style>
    <style:style style:name="P33" style:family="paragraph" style:parent-style-name="Standard">
      <style:paragraph-properties fo:break-before="auto" fo:line-height="115%" style:writing-mode="lr-tb"/>
      <style:text-properties style:font-name="Corsiva" fo:font-size="14pt" style:font-name-asian="Corsiva" style:font-size-asian="14pt" style:font-name-complex="Corsiva" style:font-size-complex="14pt" fo:font-weight="normal" style:font-weight-asian="normal" style:font-weight-complex="normal"/>
    </style:style>
  </office:automatic-styles>
  <office:body>
    <office:text>
      <text:p text:style-name="P1"><draw:frame svg:x="0.247cm" svg:y="-1.235cm" svg:width="14.746cm" svg:height="0.952cm" draw:style-name="FR1" text:anchor-type="char" draw:z-index="0"><draw:image xlink:href="Pictures/image1.png" xlink:type="simple" xlink:show="embed" xlink:actuate="onLoad"/></draw:frame></text:p>
      <text:p text:style-name="P2"><text:span text:style-name="T2_1">Lesson</text:span><text:span text:style-name="T2_2"><text:s/></text:span><text:span text:style-name="T2_3">Title</text:span><text:span text:style-name="T2_4">:</text:span><text:span text:style-name="T2_5"><text:s text:c="2"/></text:span><text:span text:style-name="T2_6">Pollution</text:span><text:span text:style-name="T2_7">,<text:s/></text:span><text:span text:style-name="T2_8">a</text:span><text:span text:style-name="T2_9"><text:s/></text:span><text:span text:style-name="T2_10">threat</text:span><text:span text:style-name="T2_11"><text:s/></text:span><text:span text:style-name="T2_12">to</text:span><text:span text:style-name="T2_13"><text:s/></text:span><text:span text:style-name="T2_14">our</text:span><text:span text:style-name="T2_15"><text:s/></text:span><text:span text:style-name="T2_16">environment</text:span></text:p>
      <text:p text:style-name="P3"><text:span text:style-name="T3_1">Level</text:span><text:span text:style-name="T3_2">:</text:span><text:span text:style-name="T3_3"><text:s/></text:span><text:span text:style-name="T3_4">9</text:span><text:span text:style-name="T3_5">th</text:span><text:span text:style-name="T3_6"><text:s/></text:span><text:span text:style-name="T3_7">level</text:span></text:p>
      <text:p text:style-name="P4"><text:span text:style-name="T4_1">Duration</text:span><text:span text:style-name="T4_2">:</text:span><text:span text:style-name="T4_3"><text:s/></text:span><text:span text:style-name="T4_4">2<text:s/></text:span><text:span text:style-name="T4_5">hours</text:span></text:p>
      <text:p text:style-name="P5"><text:span text:style-name="T5_1">Objectives</text:span><text:span text:style-name="T5_2">:</text:span></text:p>
      <text:p text:style-name="P6"><text:span text:style-name="T6_1"><text:s text:c="11"/></text:span><text:span text:style-name="T6_2">By</text:span><text:span text:style-name="T6_3"><text:s/></text:span><text:span text:style-name="T6_4">the</text:span><text:span text:style-name="T6_5"><text:s/></text:span><text:span text:style-name="T6_6">end</text:span><text:span text:style-name="T6_7"><text:s/></text:span><text:span text:style-name="T6_8">of</text:span><text:span text:style-name="T6_9"><text:s/></text:span><text:span text:style-name="T6_10">the</text:span><text:span text:style-name="T6_11"><text:s/></text:span><text:span text:style-name="T6_12">lesson</text:span><text:span text:style-name="T6_13"><text:s/></text:span><text:span text:style-name="T6_14">the</text:span><text:span text:style-name="T6_15"><text:s/></text:span><text:span text:style-name="T6_16">pupils</text:span><text:span text:style-name="T6_17"><text:s/></text:span><text:span text:style-name="T6_18">will</text:span><text:span text:style-name="T6_19"><text:s/></text:span><text:span text:style-name="T6_20">be</text:span><text:span text:style-name="T6_21"><text:s/></text:span><text:span text:style-name="T6_22">able</text:span><text:span text:style-name="T6_23"><text:s/></text:span><text:span text:style-name="T6_24">to</text:span><text:span text:style-name="T6_25">:</text:span></text:p>
      <text:list text:style-name="LS1" xml:id="list0">
        <text:list-item>
          <text:p text:style-name="P7"><text:span text:style-name="T7_1">Name</text:span><text:span text:style-name="T7_2"><text:s/></text:span><text:span text:style-name="T7_3">the</text:span><text:span text:style-name="T7_4"><text:s/></text:span><text:span text:style-name="T7_5">different</text:span><text:span text:style-name="T7_6"><text:s/></text:span><text:span text:style-name="T7_7">types</text:span><text:span text:style-name="T7_8"><text:s/></text:span><text:span text:style-name="T7_9">of</text:span><text:span text:style-name="T7_10"><text:s/></text:span><text:span text:style-name="T7_11">pollution</text:span></text:p>
        </text:list-item>
        <text:list-item>
          <text:p text:style-name="P8"><text:span text:style-name="T8_1">Know</text:span><text:span text:style-name="T8_2"><text:s/></text:span><text:span text:style-name="T8_3">the</text:span><text:span text:style-name="T8_4"><text:s/></text:span><text:span text:style-name="T8_5">causes</text:span><text:span text:style-name="T8_6"><text:s/></text:span><text:span text:style-name="T8_7">and</text:span><text:span text:style-name="T8_8"><text:s/></text:span><text:span text:style-name="T8_9">effects</text:span><text:span text:style-name="T8_10"><text:s/></text:span><text:span text:style-name="T8_11">of</text:span><text:span text:style-name="T8_12"><text:s/></text:span><text:span text:style-name="T8_13">the</text:span><text:span text:style-name="T8_14"><text:s/></text:span><text:span text:style-name="T8_15">different</text:span><text:span text:style-name="T8_16"><text:s/></text:span><text:span text:style-name="T8_17">types</text:span><text:span text:style-name="T8_18"><text:s/></text:span><text:span text:style-name="T8_19">of</text:span><text:span text:style-name="T8_20"><text:s/></text:span><text:span text:style-name="T8_21">pollution</text:span></text:p>
        </text:list-item>
        <text:list-item>
          <text:p text:style-name="P9"><text:span text:style-name="T9_1">Listen</text:span><text:span text:style-name="T9_2"><text:s/></text:span><text:span text:style-name="T9_3">and</text:span><text:span text:style-name="T9_4"><text:s/></text:span><text:span text:style-name="T9_5">take</text:span><text:span text:style-name="T9_6"><text:s/></text:span><text:span text:style-name="T9_7">notes</text:span></text:p>
        </text:list-item>
        <text:list-item>
          <text:p text:style-name="P10"><text:span text:style-name="T10_1">Write</text:span><text:span text:style-name="T10_2"><text:s/></text:span><text:span text:style-name="T10_3">a</text:span><text:span text:style-name="T10_4"><text:s/></text:span><text:span text:style-name="T10_5">paragraph</text:span><text:span text:style-name="T10_6"><text:s/></text:span><text:span text:style-name="T10_7">about</text:span><text:span text:style-name="T10_8"><text:s/></text:span><text:span text:style-name="T10_9">pollution</text:span><text:span text:style-name="T10_10">,<text:s/></text:span><text:span text:style-name="T10_11">its</text:span><text:span text:style-name="T10_12"><text:s/></text:span><text:span text:style-name="T10_13">causes</text:span><text:span text:style-name="T10_14"><text:s/></text:span><text:span text:style-name="T10_15">and</text:span><text:span text:style-name="T10_16"><text:s/></text:span><text:span text:style-name="T10_17">its</text:span><text:span text:style-name="T10_18"><text:s/></text:span><text:span text:style-name="T10_19">effects</text:span></text:p>
        </text:list-item>
      </text:list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1"><text:span text:style-name="T11_1">Presentation</text:span><text:span text:style-name="T11_2"><text:s/></text:span><text:span text:style-name="T11_3">of</text:span><text:span text:style-name="T11_4"><text:s/></text:span><text:span text:style-name="T11_5">the</text:span><text:span text:style-name="T11_6"><text:s/></text:span><text:span text:style-name="T11_7">topic</text:span><text:span text:style-name="T11_8"><text:s/></text:span><text:span text:style-name="T11_9">of</text:span><text:span text:style-name="T11_10"><text:s/></text:span><text:span text:style-name="T11_11">the</text:span><text:span text:style-name="T11_12"><text:s/></text:span><text:span text:style-name="T11_13">lesson</text:span></text:p>
            <text:p text:style-name="P12"><text:span text:style-name="T12_1">Watching</text:span><text:span text:style-name="T12_2"><text:s/></text:span><text:span text:style-name="T12_3">a</text:span><text:span text:style-name="T12_4"><text:s/></text:span><text:span text:style-name="T12_5">video</text:span></text:p>
          </table:table-cell>
          <table:table-cell table:style-name="Cell2">
            <text:p text:style-name="P13"><text:span text:style-name="T13_1">15<text:s/></text:span><text:span text:style-name="T13_2">min</text:span></text:p>
          </table:table-cell>
        </table:table-row>
        <table:table-row table:style-name="Row2">
          <table:table-cell table:style-name="Cell3">
            <text:p text:style-name="P14"><text:span text:style-name="T14_1">The</text:span><text:span text:style-name="T14_2"><text:s/></text:span><text:span text:style-name="T14_3">definition</text:span><text:span text:style-name="T14_4"><text:s/></text:span><text:span text:style-name="T14_5">and</text:span><text:span text:style-name="T14_6"><text:s/></text:span><text:span text:style-name="T14_7">the</text:span><text:span text:style-name="T14_8"><text:s/></text:span><text:span text:style-name="T14_9">types</text:span><text:span text:style-name="T14_10"><text:s/></text:span><text:span text:style-name="T14_11">of</text:span><text:span text:style-name="T14_12"><text:s/></text:span><text:span text:style-name="T14_13">pollution</text:span></text:p>
          </table:table-cell>
          <table:table-cell table:style-name="Cell4">
            <text:p text:style-name="P15"><text:span text:style-name="T15_1">20<text:s/></text:span><text:span text:style-name="T15_2">min</text:span></text:p>
          </table:table-cell>
        </table:table-row>
        <table:table-row table:style-name="Row3">
          <table:table-cell table:style-name="Cell5">
            <text:p text:style-name="P16"><text:span text:style-name="T16_1">Presentation</text:span><text:span text:style-name="T16_2"><text:s/></text:span><text:span text:style-name="T16_3">of</text:span><text:span text:style-name="T16_4"><text:s/></text:span><text:span text:style-name="T16_5">visuals</text:span></text:p>
          </table:table-cell>
          <table:table-cell table:style-name="Cell6">
            <text:p text:style-name="P17"><text:span text:style-name="T17_1">10<text:s/></text:span><text:span text:style-name="T17_2">min</text:span></text:p>
          </table:table-cell>
        </table:table-row>
        <table:table-row table:style-name="Row4">
          <table:table-cell table:style-name="Cell7">
            <text:p text:style-name="P18"><text:span text:style-name="T18_1">Group</text:span><text:span text:style-name="T18_2"><text:s/></text:span><text:span text:style-name="T18_3">work</text:span></text:p>
          </table:table-cell>
          <table:table-cell table:style-name="Cell8">
            <text:p text:style-name="P19"><text:span text:style-name="T19_1">15<text:s/></text:span><text:span text:style-name="T19_2">min</text:span></text:p>
          </table:table-cell>
        </table:table-row>
        <table:table-row table:style-name="Row5">
          <table:table-cell table:style-name="Cell9">
            <text:p text:style-name="P20"><text:span text:style-name="T20_1">presentations</text:span></text:p>
          </table:table-cell>
          <table:table-cell table:style-name="Cell10">
            <text:p text:style-name="P21"><text:span text:style-name="T21_1">20<text:s/></text:span><text:span text:style-name="T21_2">min</text:span></text:p>
          </table:table-cell>
        </table:table-row>
        <table:table-row table:style-name="Row6">
          <table:table-cell table:style-name="Cell11">
            <text:p text:style-name="P22"><text:span text:style-name="T22_1">An</text:span><text:span text:style-name="T22_2"><text:s/></text:span><text:span text:style-name="T22_3">assessment</text:span><text:span text:style-name="T22_4"><text:s/></text:span><text:span text:style-name="T22_5">exercise</text:span><text:span text:style-name="T22_6"><text:s/></text:span><text:span text:style-name="T22_7">of</text:span><text:span text:style-name="T22_8"><text:s/></text:span><text:span text:style-name="T22_9">vocabulary</text:span><text:span text:style-name="T22_10">,<text:s/></text:span><text:span text:style-name="T22_11">google</text:span><text:span text:style-name="T22_12"><text:s/></text:span><text:span text:style-name="T22_13">form</text:span></text:p>
          </table:table-cell>
          <table:table-cell table:style-name="Cell12">
            <text:p text:style-name="P23"><text:span text:style-name="T23_1">15<text:s/></text:span><text:span text:style-name="T23_2">min</text:span></text:p>
          </table:table-cell>
        </table:table-row>
        <table:table-row table:style-name="Row7">
          <table:table-cell table:style-name="Cell13">
            <text:p text:style-name="P24"><text:span text:style-name="T24_1">Writing</text:span><text:span text:style-name="T24_2"><text:s/></text:span><text:span text:style-name="T24_3">a</text:span><text:span text:style-name="T24_4"><text:s/></text:span><text:span text:style-name="T24_5">paragraph</text:span></text:p>
          </table:table-cell>
          <table:table-cell table:style-name="Cell14">
            <text:p text:style-name="P25"><text:span text:style-name="T25_1">15<text:s/></text:span><text:span text:style-name="T25_2">min</text:span></text:p>
          </table:table-cell>
        </table:table-row>
      </table:table>
      <text:p text:style-name="P26"><text:span text:style-name="T26_1">The</text:span><text:span text:style-name="T26_2"><text:s/></text:span><text:span text:style-name="T26_3">plan</text:span><text:span text:style-name="T26_4"><text:s/></text:span><text:span text:style-name="T26_5">of</text:span><text:span text:style-name="T26_6"><text:s/></text:span><text:span text:style-name="T26_7">the</text:span><text:span text:style-name="T26_8"><text:s/></text:span><text:span text:style-name="T26_9">lesson</text:span><text:span text:style-name="T26_10">:</text:span></text:p>
      <text:p text:style-name="P27"/>
      <text:p text:style-name="P28"><text:span text:style-name="T28_1">Materials</text:span><text:span text:style-name="T28_2">:</text:span><text:span text:style-name="T28_3"><text:s text:c="3"/></text:span><text:span text:style-name="T28_4">Video</text:span><text:span text:style-name="T28_5"><text:s text:c="2"/>-<text:s text:c="2"/></text:span><text:span text:style-name="T28_6">Visuals</text:span><text:span text:style-name="T28_7"><text:s text:c="2"/>-<text:s/></text:span><text:span text:style-name="T28_8">Google</text:span><text:span text:style-name="T28_9"><text:s/></text:span><text:span text:style-name="T28_10">form</text:span><text:span text:style-name="T28_11"><text:s text:c="3"/>-<text:s/></text:span><text:span text:style-name="T28_12">Group</text:span><text:span text:style-name="T28_13"><text:s/></text:span><text:span text:style-name="T28_14">work</text:span></text:p>
      <text:p text:style-name="P29"><text:span text:style-name="T29_1">Questions</text:span><text:span text:style-name="T29_2"><text:s/></text:span><text:span text:style-name="T29_3">to</text:span><text:span text:style-name="T29_4"><text:s/></text:span><text:span text:style-name="T29_5">be</text:span><text:span text:style-name="T29_6"><text:s/></text:span><text:span text:style-name="T29_7">asked</text:span><text:span text:style-name="T29_8">:<text:s/></text:span><text:span text:style-name="T29_9">how</text:span><text:span text:style-name="T29_10"><text:s/></text:span><text:span text:style-name="T29_11">many</text:span><text:span text:style-name="T29_12"><text:s/></text:span><text:span text:style-name="T29_13">types</text:span><text:span text:style-name="T29_14"><text:s/></text:span><text:span text:style-name="T29_15">of</text:span><text:span text:style-name="T29_16"><text:s/></text:span><text:span text:style-name="T29_17">pollutions</text:span><text:span text:style-name="T29_18"><text:s/></text:span><text:span text:style-name="T29_19">are</text:span><text:span text:style-name="T29_20"><text:s/></text:span><text:span text:style-name="T29_21">there</text:span><text:span text:style-name="T29_22">?</text:span></text:p>
      <text:p text:style-name="P30"><text:span text:style-name="T30_1"><text:s text:c="36"/></text:span><text:span text:style-name="T30_2">What</text:span><text:span text:style-name="T30_3"><text:s/></text:span><text:span text:style-name="T30_4">are</text:span><text:span text:style-name="T30_5"><text:s/></text:span><text:span text:style-name="T30_6">the</text:span><text:span text:style-name="T30_7"><text:s/></text:span><text:span text:style-name="T30_8">causes</text:span><text:span text:style-name="T30_9"><text:s/></text:span><text:span text:style-name="T30_10">and</text:span><text:span text:style-name="T30_11"><text:s/></text:span><text:span text:style-name="T30_12">effects</text:span><text:span text:style-name="T30_13"><text:s/></text:span><text:span text:style-name="T30_14">of</text:span><text:span text:style-name="T30_15"><text:s/></text:span><text:span text:style-name="T30_16">pollution</text:span><text:span text:style-name="T30_17">?</text:span></text:p>
      <text:p text:style-name="P31"><text:span text:style-name="T31_1"><text:s text:c="36"/></text:span><text:span text:style-name="T31_2">What</text:span><text:span text:style-name="T31_3"><text:s/></text:span><text:span text:style-name="T31_4">is</text:span><text:span text:style-name="T31_5"><text:s/></text:span><text:span text:style-name="T31_6">the</text:span><text:span text:style-name="T31_7"><text:s/></text:span><text:span text:style-name="T31_8">type</text:span><text:span text:style-name="T31_9"><text:s/></text:span><text:span text:style-name="T31_10">of</text:span><text:span text:style-name="T31_11"><text:s/></text:span><text:span text:style-name="T31_12">pollution</text:span><text:span text:style-name="T31_13"><text:s/></text:span><text:span text:style-name="T31_14">existing</text:span><text:span text:style-name="T31_15"><text:s/></text:span><text:span text:style-name="T31_16">in</text:span><text:span text:style-name="T31_17"><text:s/></text:span><text:span text:style-name="T31_18">your</text:span><text:span text:style-name="T31_19"><text:s/></text:span><text:span text:style-name="T31_20">town</text:span><text:span text:style-name="T31_21">?</text:span></text:p>
      <text:p text:style-name="P32"><text:span text:style-name="T32_1">New</text:span><text:span text:style-name="T32_2"><text:s/></text:span><text:span text:style-name="T32_3">vocabulary</text:span><text:span text:style-name="T32_4">:</text:span><text:span text:style-name="T32_5"><text:s/></text:span><text:span text:style-name="T32_6">pollution</text:span><text:span text:style-name="T32_7"><text:s/>–<text:s/></text:span><text:span text:style-name="T32_8">cause</text:span><text:span text:style-name="T32_9"><text:s/>–<text:s/></text:span><text:span text:style-name="T32_10">effect</text:span><text:span text:style-name="T32_11"><text:s/>–<text:s/></text:span><text:span text:style-name="T32_12">deafness</text:span><text:span text:style-name="T32_13"><text:s/>-<text:s/></text:span><text:span text:style-name="T32_14">rubbish</text:span><text:span text:style-name="T32_15"><text:s/>–<text:s/></text:span><text:span text:style-name="T32_16">contamination</text:span><text:span text:style-name="T32_17"><text:s/>–<text:s text:c="2"/></text:span><text:span text:style-name="T32_18">garbage</text:span></text:p>
      <text:p text:style-name="P3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Corsiva" svg:font-family="Corsiva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list-style style:name="LS1">
      <text:list-level-style-number style:num-format="1" text:style-name="List1Level0" style:num-suffix="-" text:level="1">
        <style:list-level-properties text:space-before="0.635cm" text:min-label-width="0.635cm" fo:text-align="start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2.499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